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Berlin Sans FB Demi" svg:font-family="'Berlin Sans FB Demi'" style:font-family-generic="swiss" style:font-pitch="variable"/>
    <style:font-face style:name="Fira Code" svg:font-family="'Fira Code', 'Roboto Mono', Monaco, Consolas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erif" svg:font-family="Sanserif, Consolas, 'Courier New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Rounded MT Bold" fo:font-size="18pt" officeooo:rsid="001a0d6a" officeooo:paragraph-rsid="001a0d6a" style:font-size-asian="18pt" style:font-size-complex="18pt"/>
    </style:style>
    <style:style style:name="P2" style:family="paragraph" style:parent-style-name="Standard">
      <style:text-properties style:font-name="Arial" officeooo:rsid="001a0d6a" officeooo:paragraph-rsid="001a0d6a"/>
    </style:style>
    <style:style style:name="P3" style:family="paragraph" style:parent-style-name="Standard">
      <style:text-properties style:font-name="Arial" officeooo:rsid="001a2c3c" officeooo:paragraph-rsid="001a2c3c"/>
    </style:style>
    <style:style style:name="P4" style:family="paragraph" style:parent-style-name="Standard">
      <style:text-properties style:font-name="Arial" officeooo:rsid="001a2c3c" officeooo:paragraph-rsid="001a92e0"/>
    </style:style>
    <style:style style:name="P5" style:family="paragraph" style:parent-style-name="Standard">
      <style:text-properties style:font-name="Arial" fo:font-size="11pt" officeooo:rsid="001a2c3c" officeooo:paragraph-rsid="001a92e0" style:font-size-asian="11pt" style:font-size-complex="11pt"/>
    </style:style>
    <style:style style:name="P6" style:family="paragraph" style:parent-style-name="Standard">
      <style:text-properties style:font-name="Arial" fo:font-size="11pt" officeooo:rsid="001bd0ea" officeooo:paragraph-rsid="001bd0ea" style:font-size-asian="11pt" style:font-size-complex="11pt"/>
    </style:style>
    <style:style style:name="P7" style:family="paragraph" style:parent-style-name="Standard">
      <style:text-properties officeooo:paragraph-rsid="001bd0ea"/>
    </style:style>
    <style:style style:name="T1" style:family="text">
      <style:text-properties fo:color="#000080" loext:opacity="100%" style:font-name="Berlin Sans FB Demi" fo:font-size="14pt" style:font-size-asian="14pt" style:font-size-complex="14pt"/>
    </style:style>
    <style:style style:name="T2" style:family="text">
      <style:text-properties fo:color="#813709" loext:opacity="100%" style:font-name="Berlin Sans FB Demi" fo:font-size="14pt" style:font-size-asian="14pt" style:font-size-complex="14pt"/>
    </style:style>
    <style:style style:name="T3" style:family="text">
      <style:text-properties fo:color="#813709" loext:opacity="100%" fo:font-size="10pt" fo:font-weight="bold" officeooo:rsid="001c68dc" style:font-size-asian="10pt" style:font-weight-asian="bold" style:font-size-complex="10pt" style:font-weight-complex="bold"/>
    </style:style>
    <style:style style:name="T4" style:family="text">
      <style:text-properties officeooo:rsid="001a92e0"/>
    </style:style>
    <style:style style:name="T5" style:family="text">
      <style:text-properties fo:color="#b8b8b8" loext:opacity="100%" style:font-name="Fira Code" fo:font-weight="bold" style:font-weight-asian="bold" style:font-weight-complex="bold"/>
    </style:style>
    <style:style style:name="T6" style:family="text">
      <style:text-properties fo:color="#2944df" loext:opacity="100%" style:font-name="Fira Code" fo:font-weight="bold" style:font-weight-asian="bold" style:font-weight-complex="bold"/>
    </style:style>
    <style:style style:name="T7" style:family="text">
      <style:text-properties fo:color="#a166ff" loext:opacity="100%" style:font-name="Fira Code" fo:font-weight="bold" style:font-weight-asian="bold" style:font-weight-complex="bold"/>
    </style:style>
    <style:style style:name="T8" style:family="text">
      <style:text-properties fo:color="#df1ddf" loext:opacity="100%" style:font-name="Fira Code" fo:font-weight="bold" style:font-weight-asian="bold" style:font-weight-complex="bold"/>
    </style:style>
    <style:style style:name="T9" style:family="text">
      <style:text-properties officeooo:rsid="001eecac"/>
    </style:style>
    <style:style style:name="T10" style:family="text">
      <style:text-properties fo:color="#ff8f40" loext:opacity="100%" style:font-name="Sanserif" fo:font-size="10.5pt" fo:font-weight="bold" officeooo:rsid="001bd0ea" fo:background-color="#ffffff" loext:char-shading-value="0" style:font-size-asian="11pt" style:font-weight-asian="bold" style:font-size-complex="11pt" style:font-weight-complex="bold"/>
    </style:style>
    <style:style style:name="T11" style:family="text">
      <style:text-properties fo:color="#bfbdb6" loext:opacity="100%" style:font-name="Sanserif" fo:font-size="10.5pt" fo:font-weight="bold" officeooo:rsid="001bd0ea" fo:background-color="#ffffff" loext:char-shading-value="0" style:font-size-asian="11pt" style:font-weight-asian="bold" style:font-size-complex="11pt" style:font-weight-complex="bold"/>
    </style:style>
    <style:style style:name="T12" style:family="text">
      <style:text-properties fo:color="#d2a6ff" loext:opacity="100%" style:font-name="Sanserif" fo:font-size="10.5pt" fo:font-weight="bold" officeooo:rsid="001bd0ea" fo:background-color="#ffffff" loext:char-shading-value="0" style:font-size-asian="11pt" style:font-weight-asian="bold" style:font-size-complex="11pt" style:font-weight-complex="bold"/>
    </style:style>
    <style:style style:name="T13" style:family="text">
      <style:text-properties fo:color="#bfbdb6" loext:opacity="100%" style:font-name="Sanserif" fo:font-size="10.5pt" fo:font-weight="normal" officeooo:rsid="001bd0ea" fo:background-color="#ffffff" loext:char-shading-value="0" style:font-size-asian="11pt" style:font-size-complex="11pt"/>
    </style:style>
    <style:style style:name="T14" style:family="text">
      <style:text-properties style:font-name="Arial" fo:font-size="11pt" officeooo:rsid="001bd0ea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OS <text:s/>del proyecto <text:s/>QUIZ-SPA….</text:p>
      <text:p text:style-name="P2">1) una vez que identificamos la API, <text:a xlink:type="simple" xlink:href="https://opentdb.com/api.php?amount=10&amp;difficulty=easy" text:style-name="Internet_20_link" text:visited-style-name="Visited_20_Internet_20_Link"><text:span text:style-name="T1">https://opentdb.com/api.php?amount=10&amp;difficulty=easy</text:span></text:a><text:span text:style-name="T2"> <text:s text:c="3"/></text:span><text:span text:style-name="T3">(hay una copia en “10 preguntas proyecto QUIZ”)</text:span></text:p>
      <text:p text:style-name="P2">conseguimos un Array que se llama “questions” <text:s/>quer tiene todas las preguntas,</text:p>
      <text:p text:style-name="P2">y las rrespuestas correctas e incorrectas.</text:p>
      <text:p text:style-name="P2">2) primer objetivo en mostrar esto por CONSOLA…</text:p>
      <text:p text:style-name="P3">tenemos que copiar el CDN de AXIOS, miramos la doc y copiamos la URL</text:p>
      <text:p text:style-name="P4">que nos muestra y la pegamos en nuestro index, <text:span text:style-name="T4">es un script, se pega al final</text:span></text:p>
      <text:p text:style-name="P4"><text:span text:style-name="T4">del body, pero antes del script del main.js,</text:span></text:p>
      <text:p text:style-name="P5"><text:span text:style-name="T5">&lt;</text:span><text:span text:style-name="T6">script </text:span><text:span text:style-name="T7">src</text:span><text:span text:style-name="T5">="</text:span><text:span text:style-name="T8">https://cdn.jsdelivr.net/npm/axios/dist/axios.min.js</text:span><text:span text:style-name="T5">"&gt;&lt;/</text:span><text:span text:style-name="T6">script</text:span><text:span text:style-name="T5">&gt;</text:span> <text:s/></text:p>
      <text:p text:style-name="P6">en main.js colocamos el codigo que basicamente crea una variable “res” que guardara todo lo que recoge el AXIOS.GET usando tambien async/await delante de la URL <text:a xlink:type="simple" xlink:href="https://opentdb.com/api.php?amount=10&amp;difficulty=easy" text:style-name="Internet_20_link" text:visited-style-name="Visited_20_Internet_20_Link">https://opentdb.com/api.php?amount=10&amp;difficulty=easy</text:a></text:p>
      <text:p text:style-name="P6">luego hacemos un console.log(res) y nos fijamos en la consola si aparecio el Array “result” con todos los datos. <text:s text:c="2"/>Pero lo primero que debemos hacer es fijarnos en la “Network”, mirando si salio código “200” y demás info que nos indican que la “respuesta” fue OK!!.</text:p>
      <text:p text:style-name="P6"/>
      <text:p text:style-name="P6">// modificamos los datos del Array "question" obteniendo "data" y "result"</text:p>
      <text:p text:style-name="P6">// que son las preguntas que queremos re-estructurar y reformar el Array con Objetos y para ello USAMOS bucle MAP </text:p>
      <text:p text:style-name="P6">// guardamos las respuestas incorrectas en formato array de objetos</text:p>
      <text:p text:style-name="P6">// guardamos en la variable respuestas "answers" <text:span text:style-name="T9">y </text:span>sacamos de "questionObj" las respuestas INCORRECTAS, <text:span text:style-name="T9">con el </text:span>"nombre correct = false”</text:p>
      <text:p text:style-name="P7"><text:span text:style-name="T10">return</text:span><text:span text:style-name="T11"> { text: </text:span><text:span text:style-name="T12">answer</text:span><text:span text:style-name="T11">, correct: </text:span><text:span text:style-name="T12">false</text:span><text:span text:style-name="T11"> };</text:span><text:span text:style-name="T13"> </text:span><text:span text:style-name="T14">// esta es la forma que se guardaran en el nuevo Array/Object (usamos "return").</text:span></text:p>
      <text:p text:style-name="P6"/>
      <text:p text:style-name="P6"/>
      <text:p text:style-name="P6"/>
      <text:p text:style-name="P6"/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Berlin Sans FB Demi" svg:font-family="'Berlin Sans FB Demi'" style:font-family-generic="swiss" style:font-pitch="variable"/>
    <style:font-face style:name="Fira Code" svg:font-family="'Fira Code', 'Roboto Mono', Monaco, Consolas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erif" svg:font-family="Sanserif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9:37:26.390000000</meta:creation-date>
    <dc:date>2024-11-23T13:09:58.682000000</dc:date>
    <meta:editing-duration>PT15H23M45S</meta:editing-duration>
    <meta:editing-cycles>6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16" meta:word-count="241" meta:character-count="1596" meta:non-whitespace-character-count="1360"/>
  </office:meta>
</office:document-meta>
</file>